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ableColumn3" style:family="table-column">
      <style:table-column-properties style:column-width="0.9923in"/>
    </style:style>
    <style:style style:name="TableColumn4" style:family="table-column">
      <style:table-column-properties style:column-width="0.9055in"/>
    </style:style>
    <style:style style:name="TableColumn5" style:family="table-column">
      <style:table-column-properties style:column-width="2.1458in"/>
    </style:style>
    <style:style style:name="TableColumn6" style:family="table-column">
      <style:table-column-properties style:column-width="1.659in"/>
    </style:style>
    <style:style style:name="TableColumn7" style:family="table-column">
      <style:table-column-properties style:column-width="0.5583in"/>
    </style:style>
    <style:style style:name="Table2" style:family="table">
      <style:table-properties style:width="6.2611in" fo:margin-left="0in" table:align="left"/>
    </style:style>
    <style:style style:name="TableRow8" style:family="table-row">
      <style:table-row-properties/>
    </style:style>
    <style:style style:name="TableCell9" style:family="table-cell">
      <style:table-cell-properties fo:border="0.0069in solid #000000" style:writing-mode="lr-tb" style:vertical-align="middle" fo:padding-top="0.0104in" fo:padding-left="0.0104in" fo:padding-bottom="0.0104in" fo:padding-right="0.0104in"/>
    </style:style>
    <style:style style:name="P10" style:parent-style-name="Normal" style:family="paragraph">
      <style:text-properties fo:font-weight="bold" style:font-weight-asian="bold" style:font-weight-complex="bold"/>
    </style:style>
    <style:style style:name="TableCell11" style:family="table-cell">
      <style:table-cell-properties fo:border="0.0069in solid #000000" style:writing-mode="lr-tb" style:vertical-align="middle" fo:padding-top="0.0104in" fo:padding-left="0.0104in" fo:padding-bottom="0.0104in" fo:padding-right="0.0104in"/>
    </style:style>
    <style:style style:name="P12" style:parent-style-name="Normal" style:family="paragraph">
      <style:text-properties fo:font-weight="bold" style:font-weight-asian="bold" style:font-weight-complex="bold"/>
    </style:style>
    <style:style style:name="TableCell13" style:family="table-cell">
      <style:table-cell-properties fo:border="0.0069in solid #000000" style:writing-mode="lr-tb" style:vertical-align="middle" fo:padding-top="0.0104in" fo:padding-left="0.0104in" fo:padding-bottom="0.0104in" fo:padding-right="0.0104in"/>
    </style:style>
    <style:style style:name="P14" style:parent-style-name="Normal" style:family="paragraph">
      <style:text-properties fo:font-weight="bold" style:font-weight-asian="bold" style:font-weight-complex="bold"/>
    </style:style>
    <style:style style:name="TableCell15" style:family="table-cell">
      <style:table-cell-properties fo:border="0.0069in solid #000000" style:writing-mode="lr-tb" style:vertical-align="middle" fo:padding-top="0.0104in" fo:padding-left="0.0104in" fo:padding-bottom="0.0104in" fo:padding-right="0.0104in"/>
    </style:style>
    <style:style style:name="P16" style:parent-style-name="Normal" style:family="paragraph">
      <style:text-properties fo:font-weight="bold" style:font-weight-asian="bold" style:font-weight-complex="bold"/>
    </style:style>
    <style:style style:name="TableCell17" style:family="table-cell">
      <style:table-cell-properties fo:border="0.0069in solid #000000" style:writing-mode="lr-tb" style:vertical-align="middle" fo:padding-top="0.0104in" fo:padding-left="0.0104in" fo:padding-bottom="0.0104in" fo:padding-right="0.0104in"/>
    </style:style>
    <style:style style:name="P18" style:parent-style-name="Normal" style:family="paragraph">
      <style:text-properties fo:font-weight="bold" style:font-weight-asian="bold" style:font-weight-complex="bold"/>
    </style:style>
    <style:style style:name="TableRow19" style:family="table-row">
      <style:table-row-properties/>
    </style:style>
    <style:style style:name="TableCell20" style:family="table-cell">
      <style:table-cell-properties fo:border="0.0069in solid #000000" style:writing-mode="lr-tb" style:vertical-align="middle" fo:padding-top="0.0104in" fo:padding-left="0.0104in" fo:padding-bottom="0.0104in" fo:padding-right="0.0104in"/>
    </style:style>
    <style:style style:name="TableCell21" style:family="table-cell">
      <style:table-cell-properties fo:border="0.0069in solid #000000" style:writing-mode="lr-tb" style:vertical-align="middle" fo:padding-top="0.0104in" fo:padding-left="0.0104in" fo:padding-bottom="0.0104in" fo:padding-right="0.0104in"/>
    </style:style>
    <style:style style:name="TableCell22" style:family="table-cell">
      <style:table-cell-properties fo:border="0.0069in solid #000000" style:writing-mode="lr-tb" style:vertical-align="middle" fo:padding-top="0.0104in" fo:padding-left="0.0104in" fo:padding-bottom="0.0104in" fo:padding-right="0.0104in"/>
    </style:style>
    <style:style style:name="TableCell23" style:family="table-cell">
      <style:table-cell-properties fo:border="0.0069in solid #000000" style:writing-mode="lr-tb" style:vertical-align="middle" fo:padding-top="0.0104in" fo:padding-left="0.0104in" fo:padding-bottom="0.0104in" fo:padding-right="0.0104in"/>
    </style:style>
    <style:style style:name="TableCell24" style:family="table-cell">
      <style:table-cell-properties fo:border="0.0069in solid #000000" style:writing-mode="lr-tb" style:vertical-align="middle" fo:padding-top="0.0104in" fo:padding-left="0.0104in" fo:padding-bottom="0.0104in" fo:padding-right="0.0104in"/>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list-style-name="LFO1" style:family="paragraph"/>
    <style:style style:name="P30" style:parent-style-name="Normal" style:list-style-name="LFO1" style:family="paragraph"/>
    <style:style style:name="T31" style:parent-style-name="DefaultParagraphFont" style:family="text">
      <style:text-properties fo:font-weight="bold" style:font-weight-asian="bold" style:font-weight-complex="bold"/>
    </style:style>
    <style:style style:name="P32" style:parent-style-name="Normal" style:list-style-name="LFO1" style:family="paragraph"/>
    <style:style style:name="P33" style:parent-style-name="Normal" style:list-style-name="LFO1" style:family="paragraph"/>
    <style:style style:name="P34" style:parent-style-name="Normal" style:list-style-name="LFO1" style:family="paragraph"/>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list-style-name="LFO2" style:family="paragraph"/>
    <style:style style:name="T42" style:parent-style-name="DefaultParagraphFont" style:family="text">
      <style:text-properties fo:font-weight="bold" style:font-weight-asian="bold" style:font-weight-complex="bold"/>
    </style:style>
    <style:style style:name="P43" style:parent-style-name="Normal" style:list-style-name="LFO2" style:family="paragraph"/>
    <style:style style:name="T44" style:parent-style-name="DefaultParagraphFont" style:family="text">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list-style-name="LFO3" style:family="paragraph"/>
    <style:style style:name="T47" style:parent-style-name="DefaultParagraphFont" style:family="text">
      <style:text-properties fo:font-weight="bold" style:font-weight-asian="bold" style:font-weight-complex="bold"/>
    </style:style>
    <style:style style:name="P48" style:parent-style-name="Normal" style:list-style-name="LFO3" style:family="paragraph"/>
    <style:style style:name="T49" style:parent-style-name="DefaultParagraphFont" style:family="text">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family="paragraph">
      <style:text-properties fo:font-weight="bold" style:font-weight-asian="bold" style:font-weight-complex="bold"/>
    </style:style>
  </office:automatic-styles>
  <office:body>
    <office:text text:use-soft-page-breaks="true">
      <text:p text:style-name="P1">Issue Report for "saucedemo.com"</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header-rows>
          <table:table-row table:style-name="TableRow8">
            <table:table-cell table:style-name="TableCell9">
              <text:p text:style-name="P10">Reported By</text:p>
            </table:table-cell>
            <table:table-cell table:style-name="TableCell11">
              <text:p text:style-name="P12">Date</text:p>
            </table:table-cell>
            <table:table-cell table:style-name="TableCell13">
              <text:p text:style-name="P14">Tester Contact</text:p>
            </table:table-cell>
            <table:table-cell table:style-name="TableCell15">
              <text:p text:style-name="P16">Assigned To</text:p>
            </table:table-cell>
            <table:table-cell table:style-name="TableCell17">
              <text:p text:style-name="P18">Status</text:p>
            </table:table-cell>
          </table:table-row>
        </table:table-header-rows>
        <table:table-row table:style-name="TableRow19">
          <table:table-cell table:style-name="TableCell20">
            <text:p text:style-name="Normal">Jessit Mamani<text:s/></text:p>
          </table:table-cell>
          <table:table-cell table:style-name="TableCell21">
            <text:p text:style-name="Normal"><text:s/>14/11/2024</text:p>
          </table:table-cell>
          <table:table-cell table:style-name="TableCell22">
            <text:p text:style-name="Normal">Jessit.msanchez@gmail.com</text:p>
          </table:table-cell>
          <table:table-cell table:style-name="TableCell23">
            <text:p text:style-name="Normal">[Developer/Team Name]</text:p>
          </table:table-cell>
          <table:table-cell table:style-name="TableCell24">
            <text:p text:style-name="Normal">Open</text:p>
          </table:table-cell>
        </table:table-row>
      </table:table>
      <text:p text:style-name="P25">1. Issue ID:</text:p>
      <text:p text:style-name="Normal">TC003-F01</text:p>
      <text:p text:style-name="P26">2. Title:</text:p>
      <text:p text:style-name="Normal">Critical Issue: Cart not updating when items are added</text:p>
      <text:p text:style-name="P27">3. Description:</text:p>
      <text:p text:style-name="Normal">When adding products to the cart from the inventory page, the cart icon does not reflect the updated number of items, and the cart page appears empty. The expected behavior is that the cart icon should show the correct number of added items, and the cart page should display the selected products. This issue affects the purchasing workflow and impacts user experience by preventing confirmation of selected items before proceeding to checkout.</text:p>
      <text:p text:style-name="P28">4. Steps to Reproduce:</text:p>
      <text:list text:style-name="LFO1" text:continue-numbering="true">
        <text:list-item>
          <text:p text:style-name="P29">Log in using standard_user credentials at<text:s/><text:a xlink:href="https://www.saucedemo.com/" office:target-frame-name="_new" xlink:show="replace"><text:span text:style-name="Hyperlink">https://www.saucedemo.com/</text:span></text:a>.</text:p>
        </text:list-item>
        <text:list-item>
          <text:p text:style-name="P30">Navigate to the<text:s/><text:span text:style-name="T31">Inventory Page</text:span>:<text:s/><text:a xlink:href="https://www.saucedemo.com/inventory.html" office:target-frame-name="_new" xlink:show="replace"><text:span text:style-name="Hyperlink">https://www.saucedemo.com/inventory.html</text:span></text:a>.</text:p>
        </text:list-item>
        <text:list-item>
          <text:p text:style-name="P32">Click on "Add to Cart" for any product.</text:p>
        </text:list-item>
        <text:list-item>
          <text:p text:style-name="P33">Check if the cart icon updates with the number of items.</text:p>
        </text:list-item>
        <text:list-item>
          <text:p text:style-name="P34">Go to the<text:s/><text:span text:style-name="T35">Cart Page</text:span>:<text:s/><text:a xlink:href="https://www.saucedemo.com/cart.html" office:target-frame-name="_new" xlink:show="replace"><text:span text:style-name="Hyperlink">https://www.saucedemo.com/cart.html</text:span></text:a><text:s/>and verify if the added items are displayed.</text:p>
        </text:list-item>
      </text:list>
      <text:p text:style-name="P36">5. Expected Behavior:</text:p>
      <text:p text:style-name="Normal">The cart icon should display the correct number of added items, and the cart page should show the selected products.</text:p>
      <text:p text:style-name="P37">6. Actual Behavior:</text:p>
      <text:p text:style-name="Normal">The cart icon does not update, and the cart page shows as empty even after items are added from the inventory page.</text:p>
      <text:p text:style-name="P38">7. Severity:</text:p>
      <text:p text:style-name="Normal">Critical</text:p>
      <text:soft-page-break/>
      <text:p text:style-name="P39">8. Priority:</text:p>
      <text:p text:style-name="Normal">High</text:p>
      <text:p text:style-name="P40">9. Browser/Device:</text:p>
      <text:list text:style-name="LFO2" text:continue-numbering="true">
        <text:list-item>
          <text:p text:style-name="P41"><text:span text:style-name="T42">Browser</text:span>: Firefox 114.0.2</text:p>
        </text:list-item>
        <text:list-item>
          <text:p text:style-name="P43"><text:span text:style-name="T44">Device</text:span>: Desktop, macOS Monterey</text:p>
        </text:list-item>
      </text:list>
      <text:p text:style-name="P45">10. Affected URL:</text:p>
      <text:list text:style-name="LFO3" text:continue-numbering="true">
        <text:list-item>
          <text:p text:style-name="P46"><text:span text:style-name="T47">Inventory Page</text:span>:<text:s/><text:a xlink:href="https://www.saucedemo.com/inventory.html" office:target-frame-name="_new" xlink:show="replace"><text:span text:style-name="Hyperlink">https://www.saucedemo.com/inventory.html</text:span></text:a></text:p>
        </text:list-item>
        <text:list-item>
          <text:p text:style-name="P48"><text:span text:style-name="T49">Cart Page</text:span>:<text:s/><text:a xlink:href="https://www.saucedemo.com/cart.html" office:target-frame-name="_new" xlink:show="replace"><text:span text:style-name="Hyperlink">https://www.saucedemo.com/cart.html</text:span></text:a></text:p>
        </text:list-item>
      </text:list>
      <text:p text:style-name="P50">11. Evidence:</text:p>
      <text:p text:style-name="Normal">Screenshots are attached showing the cart icon not updating and the cart page being empty after adding items.</text:p>
      <text:p text:style-name="P51">12. Regression Impact:</text:p>
      <text:p text:style-name="Normal">Yes. This issue could affect future regression tests related to cart functionality and the checkout process.</text:p>
      <text:p text:style-name="P52">13. Date Reported:</text:p>
      <text:p text:style-name="Normal">14/11/2024</text:p>
      <text:p text:style-name="P53">14. Related Test Case ID:</text:p>
      <text:p text:style-name="Normal">TC003</text:p>
      <text:p text:style-name="P54">15. Status:</text:p>
      <text:p text:style-name="Normal">Ope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mani sanchez jessit oshin alexis</meta:initial-creator>
    <dc:creator>mamani sanchez jessit oshin alexis</dc:creator>
    <meta:creation-date>2024-11-18T02:02:00Z</meta:creation-date>
    <dc:date>2024-11-18T02:09:00Z</dc:date>
    <meta:template xlink:href="Normal" xlink:type="simple"/>
    <meta:editing-cycles>2</meta:editing-cycles>
    <meta:editing-duration>PT420S</meta:editing-duration>
    <meta:document-statistic meta:page-count="2" meta:paragraph-count="4" meta:word-count="333" meta:character-count="2232" meta:row-count="15" meta:non-whitespace-character-count="1903"/>
  </office:meta>
</office:document-meta>
</file>